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c714" officeooo:paragraph-rsid="000ac714"/>
    </style:style>
    <style:style style:name="P2" style:family="paragraph" style:parent-style-name="Standard">
      <style:paragraph-properties fo:text-align="start" style:justify-single-word="false"/>
      <style:text-properties officeooo:rsid="000ac714" officeooo:paragraph-rsid="000ac714"/>
    </style:style>
    <style:style style:name="P3" style:family="paragraph" style:parent-style-name="Standard">
      <style:paragraph-properties fo:text-align="start" style:justify-single-word="false"/>
      <style:text-properties officeooo:rsid="000ac714" officeooo:paragraph-rsid="0017f972"/>
    </style:style>
    <style:style style:name="P4" style:family="paragraph" style:parent-style-name="Standard">
      <style:paragraph-properties fo:text-align="start" style:justify-single-word="false"/>
      <style:text-properties officeooo:rsid="000bcd11" officeooo:paragraph-rsid="000bcd11"/>
    </style:style>
    <style:style style:name="P5" style:family="paragraph" style:parent-style-name="Standard">
      <style:paragraph-properties fo:text-align="start" style:justify-single-word="false"/>
      <style:text-properties officeooo:rsid="000bcd11" officeooo:paragraph-rsid="001952c3"/>
    </style:style>
    <style:style style:name="P6" style:family="paragraph" style:parent-style-name="Standard">
      <style:text-properties officeooo:rsid="000bcd11" officeooo:paragraph-rsid="0017f972"/>
    </style:style>
    <style:style style:name="P7" style:family="paragraph" style:parent-style-name="Standard">
      <style:text-properties officeooo:paragraph-rsid="000dccab"/>
    </style:style>
    <style:style style:name="P8" style:family="paragraph" style:parent-style-name="Standard">
      <style:text-properties officeooo:rsid="0012d857" officeooo:paragraph-rsid="0017f972"/>
    </style:style>
    <style:style style:name="P9" style:family="paragraph" style:parent-style-name="Standard">
      <style:text-properties officeooo:rsid="0017a918" officeooo:paragraph-rsid="0017a918"/>
    </style:style>
    <style:style style:name="P10" style:family="paragraph" style:parent-style-name="Standard">
      <style:text-properties officeooo:rsid="000d8ce0" officeooo:paragraph-rsid="000d8ce0"/>
    </style:style>
    <style:style style:name="P11" style:family="paragraph" style:parent-style-name="Standard">
      <style:text-properties officeooo:rsid="000dccab" officeooo:paragraph-rsid="0017f972"/>
    </style:style>
    <style:style style:name="P12" style:family="paragraph" style:parent-style-name="Preformatted_20_Text">
      <style:paragraph-properties fo:text-align="start" style:justify-single-word="false"/>
      <style:text-properties officeooo:rsid="000ac714" officeooo:paragraph-rsid="000ac714"/>
    </style:style>
    <style:style style:name="P13" style:family="paragraph" style:parent-style-name="Preformatted_20_Text">
      <style:paragraph-properties fo:text-align="start" style:justify-single-word="false"/>
      <style:text-properties officeooo:rsid="000ac714" officeooo:paragraph-rsid="0017f972"/>
    </style:style>
    <style:style style:name="P14" style:family="paragraph" style:parent-style-name="Preformatted_20_Text">
      <style:paragraph-properties fo:text-align="start" style:justify-single-word="false"/>
      <style:text-properties officeooo:rsid="000bcd11" officeooo:paragraph-rsid="000bcd11"/>
    </style:style>
    <style:style style:name="P15" style:family="paragraph" style:parent-style-name="Preformatted_20_Text">
      <style:paragraph-properties fo:text-align="start" style:justify-single-word="false"/>
      <style:text-properties officeooo:rsid="000bcd11" officeooo:paragraph-rsid="0017f972"/>
    </style:style>
    <style:style style:name="P16" style:family="paragraph" style:parent-style-name="Preformatted_20_Text">
      <style:text-properties officeooo:rsid="000bcd11" officeooo:paragraph-rsid="0017f972"/>
    </style:style>
    <style:style style:name="P17" style:family="paragraph" style:parent-style-name="Preformatted_20_Text">
      <style:text-properties officeooo:rsid="000d8ce0" officeooo:paragraph-rsid="000d8ce0"/>
    </style:style>
    <style:style style:name="P18" style:family="paragraph" style:parent-style-name="Preformatted_20_Text">
      <style:text-properties officeooo:paragraph-rsid="000dccab"/>
    </style:style>
    <style:style style:name="P19" style:family="paragraph" style:parent-style-name="Preformatted_20_Text">
      <style:text-properties officeooo:rsid="000dccab" officeooo:paragraph-rsid="000dccab"/>
    </style:style>
    <style:style style:name="P20" style:family="paragraph" style:parent-style-name="Preformatted_20_Text">
      <style:paragraph-properties fo:text-align="start" style:justify-single-word="false"/>
      <style:text-properties officeooo:paragraph-rsid="000bcd11"/>
    </style:style>
    <style:style style:name="P21" style:family="paragraph" style:parent-style-name="Preformatted_20_Text">
      <style:paragraph-properties fo:text-align="start" style:justify-single-word="false"/>
      <style:text-properties officeooo:paragraph-rsid="000ac714"/>
    </style:style>
    <style:style style:name="P22" style:family="paragraph" style:parent-style-name="Preformatted_20_Text">
      <style:text-properties officeooo:rsid="0017a918" officeooo:paragraph-rsid="0017a918"/>
    </style:style>
    <style:style style:name="P23" style:family="paragraph" style:parent-style-name="Preformatted_20_Text">
      <style:text-properties officeooo:paragraph-rsid="0017f972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rsid="00162121" officeooo:paragraph-rsid="0017f972"/>
    </style:style>
    <style:style style:name="P25" style:family="paragraph" style:parent-style-name="Standard">
      <style:text-properties officeooo:rsid="0017f972" officeooo:paragraph-rsid="000dccab"/>
    </style:style>
    <style:style style:name="P26" style:family="paragraph" style:parent-style-name="Standard">
      <style:text-properties officeooo:rsid="00162121" officeooo:paragraph-rsid="00131c2a"/>
    </style:style>
    <style:style style:name="P27" style:family="paragraph" style:parent-style-name="Standard">
      <style:text-properties officeooo:rsid="001a34c3" officeooo:paragraph-rsid="001a34c3"/>
    </style:style>
    <style:style style:name="P28" style:family="paragraph" style:parent-style-name="Preformatted_20_Text">
      <style:text-properties officeooo:rsid="001a34c3" officeooo:paragraph-rsid="001a34c3"/>
    </style:style>
    <style:style style:name="P29" style:family="paragraph" style:parent-style-name="Preformatted_20_Text">
      <style:paragraph-properties fo:margin-top="0cm" fo:margin-bottom="0cm" loext:contextual-spacing="false"/>
    </style:style>
    <style:style style:name="P30" style:family="paragraph" style:parent-style-name="Preformatted_20_Text">
      <style:paragraph-properties fo:margin-top="0cm" fo:margin-bottom="0cm" loext:contextual-spacing="false"/>
      <style:text-properties officeooo:paragraph-rsid="001a34c3"/>
    </style:style>
    <style:style style:name="T1" style:family="text">
      <style:text-properties officeooo:rsid="000bcd11"/>
    </style:style>
    <style:style style:name="T2" style:family="text">
      <style:text-properties officeooo:rsid="000dccab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dccab"/>
    </style:style>
    <style:style style:name="T5" style:family="text">
      <style:text-properties style:font-name="Liberation Sans" officeooo:rsid="0017f972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94b3" style:font-weight-asian="bold" style:font-weight-complex="bold"/>
    </style:style>
    <style:style style:name="T9" style:family="text">
      <style:text-properties officeooo:rsid="0012d857"/>
    </style:style>
    <style:style style:name="T10" style:family="text">
      <style:text-properties officeooo:rsid="00162121"/>
    </style:style>
    <style:style style:name="T11" style:family="text">
      <style:text-properties officeooo:rsid="0017f972"/>
    </style:style>
    <style:style style:name="T12" style:family="text">
      <style:text-properties officeooo:rsid="000ac71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952c3"/>
    </style:style>
    <style:style style:name="T15" style:family="text">
      <style:text-properties officeooo:rsid="001a34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 DE INSTALAÇÃO DOS PROGRAMAS PADRÕES UBUNTU 16.04LTS</text:p>
      <text:p text:style-name="P2"><text:span text:style-name="Source_20_Text"/></text:p>
      <text:p text:style-name="P5"><text:span text:style-name="Source_20_Text"><text:span text:style-name="T14">ANTES DE TUDO:</text:span></text:span></text:p>
      <text:p text:style-name="P5"><text:span text:style-name="Source_20_Text"><text:span text:style-name="T13">Abra a opção “Programas e atualizações” de “Configurações do sistema” do Unity e marque os repositórios “Parceiros da Canonical”, na guia “Outros programas”;</text:span></text:span></text:p>
      <text:p text:style-name="P5"><text:span text:style-name="Source_20_Text"><text:span text:style-name="T13"/></text:span></text:p>
      <text:p text:style-name="P2"><text:span text:style-name="T11">1</text:span>. <text:span text:style-name="T1">UNITY TWEAK-TOLL(FERRAMENTA DE CONFIGURAÇÃO DO AMBIENTE UNITY)</text:span></text:p>
      <text:p text:style-name="P12">sudo apt install unity-tweak-tool</text:p>
      <text:p text:style-name="P21"><text:span text:style-name="Source_20_Text"/></text:p>
      <text:p text:style-name="P4"><text:span text:style-name="T11">2</text:span>. FLASH PLAYER</text:p>
      <text:p text:style-name="P14"><text:span text:style-name="Source_20_Text">sudo sh -c "echo 'deb </text:span><text:a xlink:type="simple" xlink:href="http://archive.canonical.com/ubuntu" text:style-name="Internet_20_link" text:visited-style-name="Visited_20_Internet_20_Link"><text:span text:style-name="Source_20_Text">http://archive.canonical.com/ubuntu</text:span></text:a><text:span text:style-name="Source_20_Text"> $(lsb_release -cs) partner' &gt;&gt; /etc/apt/sources.list"</text:span></text:p>
      <text:p text:style-name="P14">sudo apt install adobe-flashplugin</text:p>
      <text:p text:style-name="P14"/>
      <text:p text:style-name="P8">3. JAVA</text:p>
      <text:p text:style-name="P23">sudo add-apt-repository ppa:webupd8team/<text:span text:style-name="T6">java</text:span></text:p>
      <text:p text:style-name="P23">sudo apt-get update</text:p>
      <text:p text:style-name="P15">sudo <text:span text:style-name="T6">apt-get</text:span> install oracle-java8-installer</text:p>
      <text:p text:style-name="P14"/>
      <text:p text:style-name="P4"><text:span text:style-name="T11">4</text:span>. CODECS MULTIMÍDIA</text:p>
      <text:p text:style-name="P14">sudo apt install ubuntu-restricted-extras libavcodec-extra</text:p>
      <text:p text:style-name="P14"/>
      <text:p text:style-name="P4"><text:span text:style-name="T11">5</text:span>. VLC</text:p>
      <text:p text:style-name="P14">sudo apt install vlc</text:p>
      <text:p text:style-name="P20"/>
      <text:p text:style-name="P10"><text:span text:style-name="T11">6</text:span>. LIBRE OFFICE</text:p>
      <text:p text:style-name="P9">Antes de tudo desinstale a versão mais antiga do LibreOffice</text:p>
      <text:p text:style-name="P22"><text:span text:style-name="Source_20_Text">sudo apt-get remove --purge libreoffice*</text:span></text:p>
      <text:p text:style-name="Standard"><text:span text:style-name="Source_20_Text"><text:span text:style-name="T3">Depois digite os seguintes comandos:</text:span></text:span></text:p>
      <text:p text:style-name="P17"><text:span text:style-name="Source_20_Text">wget </text:span><text:a xlink:type="simple" xlink:href="http://tdf.c3sl.ufpr.br/libreoffice/stable/6.0.6/deb/x86_64/LibreOffice_6.0.6_Linux_x86-64_deb.tar.gz" text:style-name="Internet_20_link" text:visited-style-name="Visited_20_Internet_20_Link"><text:span text:style-name="Source_20_Text">http://tdf.c3sl.ufpr.br/libreoffice/stable/6.0.6/deb/x86_64/LibreOffice_6.0.6_Linux_x86-64_deb.tar.gz</text:span></text:a><text:span text:style-name="Source_20_Text"> -O libreOffice.tar.gz</text:span></text:p>
      <text:p text:style-name="P17"><text:span text:style-name="Source_20_Text">wget </text:span><text:a xlink:type="simple" xlink:href="http://tdf.c3sl.ufpr.br/libreoffice/stable/6.0.6/deb/x86_64/LibreOffice_6.0.6_Linux_x86-64_deb_langpack_pt-BR.tar.gz" text:style-name="Internet_20_link" text:visited-style-name="Visited_20_Internet_20_Link"><text:span text:style-name="Source_20_Text">http://tdf.c3sl.ufpr.br/libreoffice/stable/6.0.6/deb/x86_64/LibreOffice_6.0.6_Linux_x86-64_deb_langpack_pt-BR.tar.gz</text:span></text:a><text:span text:style-name="Source_20_Text"> -O libreOffice-pt-br.tar.gz</text:span></text:p>
      <text:p text:style-name="P17"><text:span text:style-name="Source_20_Text">tar -vzxf libreOffice.tar.gz</text:span></text:p>
      <text:p text:style-name="P17"><text:span text:style-name="Source_20_Text">tar -vzxf libreOffice-pt-br.tar.gz</text:span></text:p>
      <text:p text:style-name="P17"><text:span text:style-name="Source_20_Text">cd LibreOffice_*</text:span></text:p>
      <text:p text:style-name="P17"><text:span text:style-name="Source_20_Text">cd DEBS</text:span></text:p>
      <text:p text:style-name="P17"><text:span text:style-name="Source_20_Text">sudo dpkg -i *.deb</text:span></text:p>
      <text:p text:style-name="P17"><text:span text:style-name="Source_20_Text">cd </text:span></text:p>
      <text:p text:style-name="P17"><text:span text:style-name="Source_20_Text">cd LibreOffice*langpack_pt-BR/</text:span></text:p>
      <text:p text:style-name="P17"><text:span text:style-name="Source_20_Text">cd DEBS</text:span></text:p>
      <text:p text:style-name="P17"><text:span text:style-name="Source_20_Text">sudo dpkg -i *.deb</text:span></text:p>
      <text:p text:style-name="P17"><text:span text:style-name="Source_20_Text"/></text:p>
      <text:p text:style-name="P3"><text:span text:style-name="T11">7</text:span>. EDITOR VS CODE(<text:span text:style-name="T11">EDITOR OPEN-SOURCE DA </text:span>MICROSOFT)</text:p>
      <text:p text:style-name="P13"><text:span text:style-name="Source_20_Text">sudo sh -c 'echo "deb [arch=amd64] </text:span><text:a xlink:type="simple" xlink:href="https://packages.microsoft.com/repos/vscode" text:style-name="Internet_20_link" text:visited-style-name="Visited_20_Internet_20_Link"><text:span text:style-name="Source_20_Text">https://packages.microsoft.com/repos/vscode</text:span></text:a><text:span text:style-name="Source_20_Text"> stable main" &gt; /etc/apt/sources.list.d/vscode.list'</text:span></text:p>
      <text:p text:style-name="P13"><text:span text:style-name="Source_20_Text">curl </text:span><text:a xlink:type="simple" xlink:href="https://packages.microsoft.com/keys/microsoft.asc" text:style-name="Internet_20_link" text:visited-style-name="Visited_20_Internet_20_Link"><text:span text:style-name="Source_20_Text">https://packages.microsoft.com/keys/microsoft.asc</text:span></text:a><text:span text:style-name="Source_20_Text"> | gpg --dearmor &gt; microsoft.gpg</text:span></text:p>
      <text:p text:style-name="P13"><text:span text:style-name="Source_20_Text">sudo mv microsoft.gpg /etc/apt/trusted.gpg.d/microsoft.gpg</text:span></text:p>
      <text:p text:style-name="P13"><text:span text:style-name="Source_20_Text">sudo apt-get update</text:span></text:p>
      <text:p text:style-name="P13"><text:span text:style-name="Source_20_Text"><text:span text:style-name="T12">sudo apt-get install code</text:span></text:span></text:p>
      <text:p text:style-name="P17"><text:span text:style-name="Source_20_Text"/></text:p>
      <text:p text:style-name="P7"><text:span text:style-name="Source_20_Text"><text:span text:style-name="T5">8</text:span></text:span><text:span text:style-name="Source_20_Text"><text:span text:style-name="T4">. LAMP SERVER</text:span></text:span></text:p>
      <text:p text:style-name="P18"><text:span text:style-name="Source_20_Text">sudo apt-get install lamp-server^</text:span></text:p>
      <text:p text:style-name="P7"/>
      <text:p text:style-name="P25">9. PHPMYADMIN</text:p>
      <text:p text:style-name="P19"><text:span text:style-name="Source_20_Text">sudo apt-get install phpmyadmin</text:span></text:p>
      <text:p text:style-name="P19"><text:span text:style-name="Source_20_Text"><text:span text:style-name="T7">cri</text:span></text:span><text:span text:style-name="Source_20_Text"><text:span text:style-name="T8">a</text:span></text:span><text:span text:style-name="Source_20_Text"><text:span text:style-name="T7">ndo a pasta para teste do PHP INFO</text:span></text:span></text:p>
      <text:p text:style-name="P18"><text:soft-page-break/><text:span text:style-name="Source_20_Text"><text:span text:style-name="T2">echo "&lt;?php phpinfo(); ?&gt;" | sudo tee /var/www/html/test.php</text:span></text:span></text:p>
      <text:p text:style-name="P18"><text:span text:style-name="Source_20_Text">sudo /etc/init.d/apache2 restart</text:span></text:p>
      <text:p text:style-name="P18"><text:a xlink:type="simple" xlink:href="http://localhost/test.php" text:style-name="Internet_20_link" text:visited-style-name="Visited_20_Internet_20_Link"><text:span text:style-name="Source_20_Text">http://localhost/test.php</text:span></text:a></text:p>
      <text:p text:style-name="P18"><text:span text:style-name="Source_20_Text"/></text:p>
      <text:p text:style-name="P6"><text:span text:style-name="T11">10</text:span>. KODI</text:p>
      <text:p text:style-name="P16">sudo add-apt-repository ppa:team-xbmc/ppa</text:p>
      <text:p text:style-name="P23">sudo apt update</text:p>
      <text:p text:style-name="P24"><text:span text:style-name="Source_20_Text"><text:span text:style-name="T10">sudo apt install kodi-pvr-mythtV</text:span></text:span></text:p>
      <text:p text:style-name="P11">1<text:span text:style-name="T11">1</text:span>. <text:span text:style-name="T9">TIMESHIFT (CRIA SNAPSHOTS DO SISTEMA – FERRAMENTA DE BACKUP)</text:span></text:p>
      <text:p text:style-name="Preformatted_20_Text">sudo add-apt-repository ppa:teejee2008/ppa</text:p>
      <text:p text:style-name="Preformatted_20_Text">sudo apt-get update</text:p>
      <text:p text:style-name="Preformatted_20_Text">sudo apt-get install timeshift</text:p>
      <text:p text:style-name="P26"/>
      <text:p text:style-name="P27">12. GIMP (EDITOR DE FOTOS)</text:p>
      <text:p text:style-name="Preformatted_20_Text">sudo add-apt-repository ppa:otto-kesselgulasch/gimp -y</text:p>
      <text:p text:style-name="P28">sudo apt-get update</text:p>
      <text:p text:style-name="P28"><text:span text:style-name="Source_20_Text">sudo apt-get install gimp gimp-gmic gmic</text:span></text:p>
      <text:p text:style-name="P28"><text:span text:style-name="Source_20_Text">sudo apt-get install gimp-plugin-registry</text:span></text:p>
      <text:p text:style-name="P28"/>
      <text:p text:style-name="P27">13. INKSCAPE (EDITOR DE VETORES)</text:p>
      <text:p text:style-name="P29"><text:span text:style-name="Source_20_Text">sudo add-apt-repository ppa:inkscape.dev/stable</text:span></text:p>
      <text:p text:style-name="P30"><text:span text:style-name="Source_20_Text"><text:span text:style-name="T15">sudo apt-get update</text:span></text:span></text:p>
      <text:p text:style-name="P30"><text:span text:style-name="Source_20_Text"><text:span text:style-name="T15">sudo apt-get install inkscape</text:span></text:span></text:p>
      <text:p text:style-name="P29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4:47:06.265721913</meta:creation-date>
    <dc:date>2018-08-27T09:24:43.592543747</dc:date>
    <meta:editing-duration>PT30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283" meta:character-count="2464" meta:non-whitespace-character-count="2243"/>
  </office:meta>
</office:document-meta>
</file>